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8.7cm" fo:margin-left="4.15cm" fo:margin-right="4.15cm" table:align="margins"/>
    </style:style>
    <style:style style:name="Tabelle3.A" style:family="table-column">
      <style:table-column-properties style:column-width="0.25cm" style:rel-column-width="1886*"/>
    </style:style>
    <style:style style:name="Tabelle3.B" style:family="table-column">
      <style:table-column-properties style:column-width="0.478cm" style:rel-column-width="3600*"/>
    </style:style>
    <style:style style:name="Tabelle3.C" style:family="table-column">
      <style:table-column-properties style:column-width="0.199cm" style:rel-column-width="1501*"/>
    </style:style>
    <style:style style:name="Tabelle3.D" style:family="table-column">
      <style:table-column-properties style:column-width="3.3cm" style:rel-column-width="24861*"/>
    </style:style>
    <style:style style:name="Tabelle3.E" style:family="table-column">
      <style:table-column-properties style:column-width="0.161cm" style:rel-column-width="1209*"/>
    </style:style>
    <style:style style:name="Tabelle3.F" style:family="table-column">
      <style:table-column-properties style:column-width="3.35cm" style:rel-column-width="25233*"/>
    </style:style>
    <style:style style:name="Tabelle3.G" style:family="table-column">
      <style:table-column-properties style:column-width="0.22cm" style:rel-column-width="1660*"/>
    </style:style>
    <style:style style:name="Tabelle3.H" style:family="table-column">
      <style:table-column-properties style:column-width="0.49cm" style:rel-column-width="3693*"/>
    </style:style>
    <style:style style:name="Tabelle3.I" style:family="table-column">
      <style:table-column-properties style:column-width="0.25cm" style:rel-column-width="1892*"/>
    </style:style>
    <style:style style:name="Tabelle3.1" style:family="table-row">
      <style:table-row-properties style:row-height="0.12cm"/>
    </style:style>
    <style:style style:name="Tabelle3.A1" style:family="table-cell">
      <style:table-cell-properties style:vertical-align="middle" fo:background-color="#ffffff" fo:padding="0.097cm" fo:border-left="0.002cm solid #000000" fo:border-right="none" fo:border-top="0.002cm solid #000000" fo:border-bottom="none">
        <style:background-image/>
      </style:table-cell-properties>
    </style:style>
    <style:style style:name="Tabelle3.B1" style:family="table-cell">
      <style:table-cell-properties style:vertical-align="middle" fo:background-color="#ffffff" fo:padding="0.097cm" fo:border-left="none" fo:border-right="none" fo:border-top="0.002cm solid #000000" fo:border-bottom="none">
        <style:background-image/>
      </style:table-cell-properties>
    </style:style>
    <style:style style:name="Tabelle3.D1" style:family="table-cell">
      <style:table-cell-properties style:vertical-align="middle"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3.I1" style:family="table-cell">
      <style:table-cell-properties style:vertical-align="middle"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elle3.2" style:family="table-row">
      <style:table-row-properties style:row-height="0.52cm"/>
    </style:style>
    <style:style style:name="Tabelle3.A2" style:family="table-cell">
      <style:table-cell-properties style:vertical-align="middle" fo:background-color="#ffffff" fo:padding="0.097cm" fo:border-left="0.002cm solid #000000" fo:border-right="none" fo:border-top="none" fo:border-bottom="none">
        <style:background-image/>
      </style:table-cell-properties>
    </style:style>
    <style:style style:name="Tabelle3.B2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Tabelle3.D2" style:family="table-cell">
      <style:table-cell-properties style:vertical-align="middle"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elle3.F2" style:family="table-cell">
      <style:table-cell-properties style:vertical-align=""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elle3.I2" style:family="table-cell">
      <style:table-cell-properties style:vertical-align="middle"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elle3.3" style:family="table-row">
      <style:table-row-properties style:row-height="0.48cm"/>
    </style:style>
    <style:style style:name="Tabelle3.17" style:family="table-row">
      <style:table-row-properties style:row-height="0.15cm"/>
    </style:style>
    <style:style style:name="Tabelle3.A17" style:family="table-cell">
      <style:table-cell-properties style:vertical-align="middle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le3.B17" style:family="table-cell">
      <style:table-cell-properties style:vertical-align="middle" fo:background-color="#ffffff" fo:padding="0.097cm" fo:border-left="none" fo:border-right="none" fo:border-top="none" fo:border-bottom="0.002cm solid #000000">
        <style:background-image/>
      </style:table-cell-properties>
    </style:style>
    <style:style style:name="Tabelle3.I17" style:family="table-cell">
      <style:table-cell-properties style:vertical-align="middle"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background-color="#ffffff">
        <style:background-image/>
      </style:paragraph-properties>
    </style:style>
    <style:style style:name="P2" style:family="paragraph" style:parent-style-name="Table_20_Contents">
      <style:text-properties style:font-name="Calibri Light" fo:font-size="10pt" style:font-size-asian="10pt" style:font-size-complex="10pt"/>
    </style:style>
    <style:style style:name="P3" style:family="paragraph" style:parent-style-name="Standard">
      <style:text-properties style:font-name="Calibri Light" fo:font-size="10pt" style:font-size-asian="10pt" style:font-size-complex="10pt"/>
    </style:style>
    <style:style style:name="P4" style:family="paragraph">
      <style:paragraph-properties fo:text-align="end"/>
      <style:text-properties fo:color="#ffffff" style:text-line-through-style="none" style:font-name="Arial" fo:font-size="8pt" fo:font-style="normal" style:text-underline-style="none" fo:font-weight="bold"/>
    </style:style>
    <style:style style:name="P5" style:family="paragraph">
      <style:paragraph-properties fo:text-align="start"/>
      <style:text-properties fo:color="#ffffff" style:text-line-through-style="none" style:font-name="Arial" fo:font-size="8pt" fo:font-style="normal" style:text-underline-style="none" fo:font-weight="bold"/>
    </style:style>
    <style:style style:name="gr1" style:family="graphic">
      <style:graphic-properties fo:background-color="#000000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text form:name="Textfeld 1" form:control-implementation="ooo:com.sun.star.form.component.TextField" xml:id="control1" form:id="control1" form:max-length="100" form:current-value="Status LED 16" form:value="Trockne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feld 1" form:control-implementation="ooo:com.sun.star.form.component.TextField" xml:id="control2" form:id="control2" form:max-length="100" form:current-value="Status LED 1" form:value="Waschmaschin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feld 1" form:control-implementation="ooo:com.sun.star.form.component.TextField" xml:id="control3" form:id="control3" form:max-length="100" form:current-value="Status LED 2" form:value="Waschmaschin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feld 1" form:control-implementation="ooo:com.sun.star.form.component.TextField" xml:id="control4" form:id="control4" form:max-length="100" form:current-value="Status LED 3" form:value="Waschmaschin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feld 1" form:control-implementation="ooo:com.sun.star.form.component.TextField" xml:id="control5" form:id="control5" form:max-length="100" form:current-value="Status LED 4" form:value="Waschmaschin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feld 1" form:control-implementation="ooo:com.sun.star.form.component.TextField" xml:id="control6" form:id="control6" form:max-length="100" form:current-value="Status LED 5" form:value="Waschmaschin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feld 1" form:control-implementation="ooo:com.sun.star.form.component.TextField" xml:id="control7" form:id="control7" form:max-length="100" form:current-value="Status LED 6" form:value="Waschmaschin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feld 1" form:control-implementation="ooo:com.sun.star.form.component.TextField" xml:id="control8" form:id="control8" form:max-length="100" form:current-value="Status LED 7" form:value="Waschmaschin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feld 1" form:control-implementation="ooo:com.sun.star.form.component.TextField" xml:id="control9" form:id="control9" form:max-length="100" form:current-value="Status LED 8" form:value="Waschmaschin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feld 1" form:control-implementation="ooo:com.sun.star.form.component.TextField" xml:id="control10" form:id="control10" form:max-length="100" form:current-value="Status LED 15" form:value="Trockne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feld 1" form:control-implementation="ooo:com.sun.star.form.component.TextField" xml:id="control11" form:id="control11" form:max-length="100" form:current-value="Status LED 14" form:value="Trockne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feld 1" form:control-implementation="ooo:com.sun.star.form.component.TextField" xml:id="control12" form:id="control12" form:max-length="100" form:current-value="Status LED 13" form:value="Trockne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feld 1" form:control-implementation="ooo:com.sun.star.form.component.TextField" xml:id="control13" form:id="control13" form:max-length="100" form:current-value="Status LED 12" form:value="Trockne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feld 1" form:control-implementation="ooo:com.sun.star.form.component.TextField" xml:id="control14" form:id="control14" form:max-length="100" form:current-value="Status LED 11" form:value="Trockne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feld 1" form:control-implementation="ooo:com.sun.star.form.component.TextField" xml:id="control15" form:id="control15" form:max-length="100" form:current-value="Status LED 10" form:value="Trockne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feld 1" form:control-implementation="ooo:com.sun.star.form.component.TextField" xml:id="control16" form:id="control16" form:max-length="100" form:current-value="Status LED 9" form:value="Trockne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column table:style-name="Tabelle3.H"/>
        <table:table-column table:style-name="Tabelle3.I"/>
        <table:table-row table:style-name="Tabelle3.1">
          <table:table-cell table:style-name="Tabelle3.A1" office:value-type="string">
            <text:p text:style-name="Table_20_Contents"/>
          </table:table-cell>
          <table:table-cell table:style-name="Tabelle3.B1" office:value-type="string">
            <text:p text:style-name="Table_20_Contents"/>
          </table:table-cell>
          <table:table-cell table:style-name="Tabelle3.B1" office:value-type="string">
            <text:p text:style-name="Table_20_Contents"/>
          </table:table-cell>
          <table:table-cell table:style-name="Tabelle3.D1" office:value-type="string">
            <text:p text:style-name="Table_20_Contents"/>
          </table:table-cell>
          <table:table-cell table:style-name="Tabelle3.D1" office:value-type="string">
            <text:p text:style-name="Table_20_Contents"/>
          </table:table-cell>
          <table:table-cell table:style-name="Tabelle3.D1" office:value-type="string">
            <text:p text:style-name="Table_20_Contents"/>
          </table:table-cell>
          <table:table-cell table:style-name="Tabelle3.B1" office:value-type="string">
            <text:p text:style-name="Table_20_Contents"/>
          </table:table-cell>
          <table:table-cell table:style-name="Tabelle3.B1" office:value-type="string">
            <text:p text:style-name="Table_20_Contents"/>
          </table:table-cell>
          <table:table-cell table:style-name="Tabelle3.I1" office:value-type="string">
            <text:p text:style-name="Table_20_Contents"/>
          </table:table-cell>
        </table:table-row>
        <table:table-row table:style-name="Tabelle3.2"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P1"/>
          </table:table-cell>
          <table:table-cell table:style-name="Tabelle3.B2" office:value-type="string">
            <text:p text:style-name="Table_20_Contents"/>
          </table:table-cell>
          <table:table-cell table:style-name="Tabelle3.D2" office:value-type="string">
            <text:p text:style-name="P3"><draw:control text:anchor-type="as-char" svg:y="0cm" draw:z-index="1" draw:style-name="gr1" draw:text-style-name="P5" svg:width="3.1cm" svg:height="0.5cm" draw:control="control2"/></text:p>
          </table:table-cell>
          <table:table-cell table:style-name="Tabelle3.D2" office:value-type="string">
            <text:p text:style-name="P2"/>
          </table:table-cell>
          <table:table-cell table:style-name="Tabelle3.F2" office:value-type="string">
            <text:p text:style-name="P3"><draw:control text:anchor-type="as-char" svg:y="0cm" draw:z-index="0" draw:style-name="gr1" draw:text-style-name="P4" svg:width="3.151cm" svg:height="0.5cm" draw:control="control1"/></text:p>
          </table:table-cell>
          <table:table-cell table:style-name="Tabelle3.B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I2" office:value-type="string">
            <text:p text:style-name="Table_20_Contents"/>
          </table:table-cell>
        </table:table-row>
        <table:table-row table:style-name="Tabelle3.3"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D2" office:value-type="string">
            <text:p text:style-name="P2"/>
          </table:table-cell>
          <table:table-cell table:style-name="Tabelle3.D2" office:value-type="string">
            <text:p text:style-name="P2"/>
          </table:table-cell>
          <table:table-cell table:style-name="Tabelle3.D2" office:value-type="string">
            <text:p text:style-name="P2"/>
          </table:table-cell>
          <table:table-cell table:style-name="Tabelle3.B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I2" office:value-type="string">
            <text:p text:style-name="Table_20_Contents"/>
          </table:table-cell>
        </table:table-row>
        <table:table-row table:style-name="Tabelle3.2"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D2" office:value-type="string">
            <text:p text:style-name="P3"><draw:control text:anchor-type="as-char" svg:y="0cm" draw:z-index="2" draw:style-name="gr1" draw:text-style-name="P5" svg:width="3.1cm" svg:height="0.5cm" draw:control="control3"/></text:p>
          </table:table-cell>
          <table:table-cell table:style-name="Tabelle3.D2" office:value-type="string">
            <text:p text:style-name="P2"/>
          </table:table-cell>
          <table:table-cell table:style-name="Tabelle3.D2" office:value-type="string">
            <text:p text:style-name="P3"><draw:control text:anchor-type="as-char" svg:y="0cm" draw:z-index="9" draw:style-name="gr1" draw:text-style-name="P4" svg:width="3.151cm" svg:height="0.5cm" draw:control="control10"/></text:p>
          </table:table-cell>
          <table:table-cell table:style-name="Tabelle3.B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I2" office:value-type="string">
            <text:p text:style-name="Table_20_Contents"/>
          </table:table-cell>
        </table:table-row>
        <table:table-row table:style-name="Tabelle3.3"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D2" office:value-type="string">
            <text:p text:style-name="P2"/>
          </table:table-cell>
          <table:table-cell table:style-name="Tabelle3.D2" office:value-type="string">
            <text:p text:style-name="P2"/>
          </table:table-cell>
          <table:table-cell table:style-name="Tabelle3.D2" office:value-type="string">
            <text:p text:style-name="P2"/>
          </table:table-cell>
          <table:table-cell table:style-name="Tabelle3.B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I2" office:value-type="string">
            <text:p text:style-name="Table_20_Contents"/>
          </table:table-cell>
        </table:table-row>
        <table:table-row table:style-name="Tabelle3.2"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D2" office:value-type="string">
            <text:p text:style-name="P3"><draw:control text:anchor-type="as-char" svg:y="0cm" draw:z-index="3" draw:style-name="gr1" draw:text-style-name="P5" svg:width="3.1cm" svg:height="0.5cm" draw:control="control4"/></text:p>
          </table:table-cell>
          <table:table-cell table:style-name="Tabelle3.D2" office:value-type="string">
            <text:p text:style-name="P2"/>
          </table:table-cell>
          <table:table-cell table:style-name="Tabelle3.D2" office:value-type="string">
            <text:p text:style-name="P3"><draw:control text:anchor-type="as-char" svg:y="0cm" draw:z-index="10" draw:style-name="gr1" draw:text-style-name="P4" svg:width="3.151cm" svg:height="0.5cm" draw:control="control11"/></text:p>
          </table:table-cell>
          <table:table-cell table:style-name="Tabelle3.B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I2" office:value-type="string">
            <text:p text:style-name="Table_20_Contents"/>
          </table:table-cell>
        </table:table-row>
        <table:table-row table:style-name="Tabelle3.3"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D2" office:value-type="string">
            <text:p text:style-name="P2"/>
          </table:table-cell>
          <table:table-cell table:style-name="Tabelle3.D2" office:value-type="string">
            <text:p text:style-name="P2"/>
          </table:table-cell>
          <table:table-cell table:style-name="Tabelle3.D2" office:value-type="string">
            <text:p text:style-name="P2"/>
          </table:table-cell>
          <table:table-cell table:style-name="Tabelle3.B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I2" office:value-type="string">
            <text:p text:style-name="Table_20_Contents"/>
          </table:table-cell>
        </table:table-row>
        <table:table-row table:style-name="Tabelle3.2"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D2" office:value-type="string">
            <text:p text:style-name="P3"><draw:control text:anchor-type="as-char" svg:y="0cm" draw:z-index="4" draw:style-name="gr1" draw:text-style-name="P5" svg:width="3.1cm" svg:height="0.5cm" draw:control="control5"/></text:p>
          </table:table-cell>
          <table:table-cell table:style-name="Tabelle3.D2" office:value-type="string">
            <text:p text:style-name="P2"/>
          </table:table-cell>
          <table:table-cell table:style-name="Tabelle3.D2" office:value-type="string">
            <text:p text:style-name="P3"><draw:control text:anchor-type="as-char" svg:y="0cm" draw:z-index="11" draw:style-name="gr1" draw:text-style-name="P4" svg:width="3.151cm" svg:height="0.5cm" draw:control="control12"/></text:p>
          </table:table-cell>
          <table:table-cell table:style-name="Tabelle3.B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I2" office:value-type="string">
            <text:p text:style-name="Table_20_Contents"/>
          </table:table-cell>
        </table:table-row>
        <table:table-row table:style-name="Tabelle3.3"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D2" office:value-type="string">
            <text:p text:style-name="P2"/>
          </table:table-cell>
          <table:table-cell table:style-name="Tabelle3.D2" office:value-type="string">
            <text:p text:style-name="P2"/>
          </table:table-cell>
          <table:table-cell table:style-name="Tabelle3.D2" office:value-type="string">
            <text:p text:style-name="P2"/>
          </table:table-cell>
          <table:table-cell table:style-name="Tabelle3.B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I2" office:value-type="string">
            <text:p text:style-name="Table_20_Contents"/>
          </table:table-cell>
        </table:table-row>
        <table:table-row table:style-name="Tabelle3.2"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D2" office:value-type="string">
            <text:p text:style-name="P3"><draw:control text:anchor-type="as-char" svg:y="0cm" draw:z-index="5" draw:style-name="gr1" draw:text-style-name="P5" svg:width="3.1cm" svg:height="0.5cm" draw:control="control6"/></text:p>
          </table:table-cell>
          <table:table-cell table:style-name="Tabelle3.D2" office:value-type="string">
            <text:p text:style-name="P2"/>
          </table:table-cell>
          <table:table-cell table:style-name="Tabelle3.D2" office:value-type="string">
            <text:p text:style-name="P3"><draw:control text:anchor-type="as-char" svg:y="0cm" draw:z-index="12" draw:style-name="gr1" draw:text-style-name="P4" svg:width="3.151cm" svg:height="0.5cm" draw:control="control13"/></text:p>
          </table:table-cell>
          <table:table-cell table:style-name="Tabelle3.B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I2" office:value-type="string">
            <text:p text:style-name="Table_20_Contents"/>
          </table:table-cell>
        </table:table-row>
        <table:table-row table:style-name="Tabelle3.3"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D2" office:value-type="string">
            <text:p text:style-name="P2"/>
          </table:table-cell>
          <table:table-cell table:style-name="Tabelle3.D2" office:value-type="string">
            <text:p text:style-name="P2"/>
          </table:table-cell>
          <table:table-cell table:style-name="Tabelle3.D2" office:value-type="string">
            <text:p text:style-name="P2"/>
          </table:table-cell>
          <table:table-cell table:style-name="Tabelle3.B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I2" office:value-type="string">
            <text:p text:style-name="Table_20_Contents"/>
          </table:table-cell>
        </table:table-row>
        <table:table-row table:style-name="Tabelle3.2"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D2" office:value-type="string">
            <text:p text:style-name="P3"><draw:control text:anchor-type="as-char" svg:y="0cm" draw:z-index="6" draw:style-name="gr1" draw:text-style-name="P5" svg:width="3.1cm" svg:height="0.5cm" draw:control="control7"/></text:p>
          </table:table-cell>
          <table:table-cell table:style-name="Tabelle3.D2" office:value-type="string">
            <text:p text:style-name="P2"/>
          </table:table-cell>
          <table:table-cell table:style-name="Tabelle3.D2" office:value-type="string">
            <text:p text:style-name="P3"><draw:control text:anchor-type="as-char" svg:y="0cm" draw:z-index="13" draw:style-name="gr1" draw:text-style-name="P4" svg:width="3.151cm" svg:height="0.5cm" draw:control="control14"/></text:p>
          </table:table-cell>
          <table:table-cell table:style-name="Tabelle3.B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I2" office:value-type="string">
            <text:p text:style-name="Table_20_Contents"/>
          </table:table-cell>
        </table:table-row>
        <table:table-row table:style-name="Tabelle3.3"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D2" office:value-type="string">
            <text:p text:style-name="P2"/>
          </table:table-cell>
          <table:table-cell table:style-name="Tabelle3.D2" office:value-type="string">
            <text:p text:style-name="P2"/>
          </table:table-cell>
          <table:table-cell table:style-name="Tabelle3.D2" office:value-type="string">
            <text:p text:style-name="P2"/>
          </table:table-cell>
          <table:table-cell table:style-name="Tabelle3.B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I2" office:value-type="string">
            <text:p text:style-name="Table_20_Contents"/>
          </table:table-cell>
        </table:table-row>
        <table:table-row table:style-name="Tabelle3.2"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D2" office:value-type="string">
            <text:p text:style-name="P3"><draw:control text:anchor-type="as-char" svg:y="0cm" draw:z-index="7" draw:style-name="gr1" draw:text-style-name="P5" svg:width="3.1cm" svg:height="0.5cm" draw:control="control8"/></text:p>
          </table:table-cell>
          <table:table-cell table:style-name="Tabelle3.D2" office:value-type="string">
            <text:p text:style-name="P2"/>
          </table:table-cell>
          <table:table-cell table:style-name="Tabelle3.D2" office:value-type="string">
            <text:p text:style-name="P3"><draw:control text:anchor-type="as-char" svg:y="0cm" draw:z-index="14" draw:style-name="gr1" draw:text-style-name="P4" svg:width="3.151cm" svg:height="0.5cm" draw:control="control15"/></text:p>
          </table:table-cell>
          <table:table-cell table:style-name="Tabelle3.B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I2" office:value-type="string">
            <text:p text:style-name="Table_20_Contents"/>
          </table:table-cell>
        </table:table-row>
        <table:table-row table:style-name="Tabelle3.3"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D2" office:value-type="string">
            <text:p text:style-name="P2"/>
          </table:table-cell>
          <table:table-cell table:style-name="Tabelle3.D2" office:value-type="string">
            <text:p text:style-name="P2"/>
          </table:table-cell>
          <table:table-cell table:style-name="Tabelle3.D2" office:value-type="string">
            <text:p text:style-name="P2"/>
          </table:table-cell>
          <table:table-cell table:style-name="Tabelle3.B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I2" office:value-type="string">
            <text:p text:style-name="Table_20_Contents"/>
          </table:table-cell>
        </table:table-row>
        <table:table-row table:style-name="Tabelle3.2"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D2" office:value-type="string">
            <text:p text:style-name="P3"><draw:control text:anchor-type="as-char" svg:y="0cm" draw:z-index="8" draw:style-name="gr1" draw:text-style-name="P5" svg:width="3.1cm" svg:height="0.5cm" draw:control="control9"/></text:p>
          </table:table-cell>
          <table:table-cell table:style-name="Tabelle3.D2" office:value-type="string">
            <text:p text:style-name="P2"/>
          </table:table-cell>
          <table:table-cell table:style-name="Tabelle3.D2" office:value-type="string">
            <text:p text:style-name="P3"><draw:control text:anchor-type="as-char" svg:y="0cm" draw:z-index="15" draw:style-name="gr1" draw:text-style-name="P4" svg:width="3.151cm" svg:height="0.5cm" draw:control="control16"/></text:p>
          </table:table-cell>
          <table:table-cell table:style-name="Tabelle3.B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  <table:table-cell table:style-name="Tabelle3.I2" office:value-type="string">
            <text:p text:style-name="Table_20_Contents"/>
          </table:table-cell>
        </table:table-row>
        <table:table-row table:style-name="Tabelle3.17">
          <table:table-cell table:style-name="Tabelle3.A17" office:value-type="string">
            <text:p text:style-name="Table_20_Contents"/>
          </table:table-cell>
          <table:table-cell table:style-name="Tabelle3.B17" office:value-type="string">
            <text:p text:style-name="Table_20_Contents"/>
          </table:table-cell>
          <table:table-cell table:style-name="Tabelle3.B17" office:value-type="string">
            <text:p text:style-name="Table_20_Contents"/>
          </table:table-cell>
          <table:table-cell table:style-name="Tabelle3.D2" office:value-type="string">
            <text:p text:style-name="Table_20_Contents"/>
          </table:table-cell>
          <table:table-cell table:style-name="Tabelle3.D2" office:value-type="string">
            <text:p text:style-name="Table_20_Contents"/>
          </table:table-cell>
          <table:table-cell table:style-name="Tabelle3.D2" office:value-type="string">
            <text:p text:style-name="Table_20_Contents"/>
          </table:table-cell>
          <table:table-cell table:style-name="Tabelle3.B17" office:value-type="string">
            <text:p text:style-name="Table_20_Contents"/>
          </table:table-cell>
          <table:table-cell table:style-name="Tabelle3.B17" office:value-type="string">
            <text:p text:style-name="Table_20_Contents"/>
          </table:table-cell>
          <table:table-cell table:style-name="Tabelle3.I17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Schellenberger</meta:initial-creator>
    <meta:creation-date>2017-09-15T19:59:56.97</meta:creation-date>
    <dc:date>2017-09-22T17:19:05.11</dc:date>
    <dc:creator>Michael Schellenberger</dc:creator>
    <meta:editing-duration>PT1H3M54S</meta:editing-duration>
    <meta:editing-cycles>16</meta:editing-cycles>
    <meta:generator>OpenOffice/4.1.3$Win32 OpenOffice.org_project/413m1$Build-9783</meta:generator>
    <dc:description>für dieses Projekt 
https://github.com/jp112sdl/WemosD1_HomeMatic_StatusDisplay

Erstellt von Michael Schellenberger
www.Schellenberger.biz
</dc:description>
    <dc:title>Vorlage für Beschreibung Statusdisplay Homematic</dc:title>
    <meta:document-statistic meta:table-count="1" meta:image-count="0" meta:object-count="0" meta:page-count="1" meta:paragraph-count="16" meta:word-count="0" meta:character-count="16"/>
    <meta:user-defined meta:name="Abgeschlossen am" meta:value-type="date">2017-09-15</meta:user-defined>
    <meta:user-defined meta:name="Erfasser">Michael Schellenberger</meta:user-defined>
    <meta:user-defined meta:name="Projekt">https://github.com/jp112sdl/WemosD1_HomeMatic_StatusDisplay</meta:user-defined>
    <meta:user-defined meta:name="Webseite">www.Schellenberger.biz</meta:user-defined>
  </office:meta>
</office:document-meta>
</file>